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4pt" style:font-size-complex="16pt"/>
    </style:style>
    <style:style style:name="P2" style:family="paragraph" style:parent-style-name="Standard">
      <style:text-properties fo:font-size="16pt" officeooo:rsid="0007f2bf" officeooo:paragraph-rsid="0007f2bf" style:font-size-asian="14pt" style:font-size-complex="16pt"/>
    </style:style>
    <style:style style:name="P3" style:family="paragraph" style:parent-style-name="Standard">
      <style:text-properties fo:font-size="16pt" fo:font-weight="normal" officeooo:rsid="00030207" officeooo:paragraph-rsid="00030207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03f8ca" officeooo:paragraph-rsid="0003f8ca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bold" officeooo:rsid="00030207" officeooo:paragraph-rsid="00030207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3f8ca" officeooo:paragraph-rsid="0003f8ca" style:font-size-asian="14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0207" style:font-weight-asian="bold" style:font-weight-complex="bold"/>
    </style:style>
    <style:style style:name="T3" style:family="text">
      <style:text-properties fo:font-weight="bold" officeooo:rsid="00054d89" style:font-weight-asian="bold" style:font-weight-complex="bold"/>
    </style:style>
    <style:style style:name="T4" style:family="text">
      <style:text-properties fo:font-weight="bold" officeooo:rsid="000d533f" style:font-weight-asian="bold" style:font-weight-complex="bold"/>
    </style:style>
    <style:style style:name="T5" style:family="text">
      <style:text-properties officeooo:rsid="000fbc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tab/><text:tab/><text:tab/><text:tab/><text:span text:style-name="T2">CS213 <text:s/>Final Proje</text:span><text:span text:style-name="T3">ct</text:span></text:p>
      <text:p text:style-name="P1"><text:span text:style-name="T3"/></text:p>
      <text:p text:style-name="P2"><text:span text:style-name="T3">T</text:span><text:span text:style-name="T1">eam Members-</text:span></text:p>
      <text:p text:style-name="P2"><text:span text:style-name="T1">Ravi Kumar Kushawaha- 150070045</text:span></text:p>
      <text:p text:style-name="P2"><text:span text:style-name="T1">Saqib Azim- 150070031</text:span></text:p>
      <text:p text:style-name="P2"><text:span text:style-name="T1">Prakhar Jain - 150040084</text:span></text:p>
      <text:p text:style-name="P2"><text:span text:style-name="T1">Deep Tavker - </text:span><text:span text:style-name="T4">150010001</text:span></text:p>
      <text:p text:style-name="P1"><text:span text:style-name="T2"/></text:p>
      <text:p text:style-name="P5">node.cpp</text:p>
      <text:p text:style-name="P3"/>
      <text:p text:style-name="P3">#include &lt;iostream&gt;</text:p>
      <text:p text:style-name="P3">#include &lt;queue&gt; </text:p>
      <text:p text:style-name="P3">#include &lt;deque&gt;</text:p>
      <text:p text:style-name="P3"/>
      <text:p text:style-name="P3">class node{</text:p>
      <text:p text:style-name="P3">public:</text:p>
      <text:p text:style-name="P3">char[3] nodeID;</text:p>
      <text:p text:style-name="P3">int num_wait;<text:tab/><text:tab/>//no. of people waiting</text:p>
      <text:p text:style-name="P3">int slots[9];</text:p>
      <text:p text:style-name="P3">std::deque&lt;int&gt; wait_line;</text:p>
      <text:p text:style-name="P3">void student_arrival(int s); <text:s/>//s-&gt;no. of students wait_lineived</text:p>
      <text:p text:style-name="P3">int bus_arrival(Bus b);<text:tab/>//b-&gt; bus_id</text:p>
      <text:p text:style-name="P3"><text:s/>void update_slot_data(int a);</text:p>
      <text:p text:style-name="P3"><text:s/>int calc_weight(void);</text:p>
      <text:p text:style-name="P3"><text:s/></text:p>
      <text:p text:style-name="P3"><text:s/>//to define static members - routes</text:p>
      <text:p text:style-name="P3">}</text:p>
      <text:p text:style-name="P3"/>
      <text:p text:style-name="P3"/>
      <text:p text:style-name="P3"><text:s/>int node::bus_arrival(Bus b)</text:p>
      <text:p text:style-name="P3">{ </text:p>
      <text:p text:style-name="P3"><text:tab/>int vacant=b.current_capacity+b.get down;</text:p>
      <text:p text:style-name="P3"><text:tab/>for (std::deque&lt;int&gt;::iterator it = wait_line.begin(); it != wait_line.end(); ++it)</text:p>
      <text:p text:style-name="P3"><text:tab/>{if (*it&lt;=vacant) {wait_line.pop(); vacant=vacant-*it;}</text:p>
      <text:p text:style-name="P3"><text:tab/> <text:s/>else {*it=*it-vacant; vacant=0;}</text:p>
      <text:p text:style-name="P3"><text:soft-page-break/><text:tab/></text:p>
      <text:p text:style-name="P3"><text:tab/>return vacant;</text:p>
      <text:p text:style-name="P3">}</text:p>
      <text:p text:style-name="P3"/>
      <text:p text:style-name="P3"><text:s/>void node::student_arrival(int s)</text:p>
      <text:p text:style-name="P3">{ </text:p>
      <text:p text:style-name="P3"><text:s text:c="2"/>slots[i]=slot[i]+j;</text:p>
      <text:p text:style-name="P3"><text:s text:c="2"/>for ((std::deque&lt;int&gt;::iterator it = wait_line.end()-1)&lt;5) <text:s/>wait_line.push_back(s);</text:p>
      <text:p text:style-name="P3"><text:s text:c="2"/></text:p>
      <text:p text:style-name="P3"><text:s text:c="2"/>else{</text:p>
      <text:p text:style-name="P3"><text:s text:c="2"/>wait_line.pop();</text:p>
      <text:p text:style-name="P3"><text:s text:c="2"/>wait_line.push_back(s);}</text:p>
      <text:p text:style-name="P3">}</text:p>
      <text:p text:style-name="P3"/>
      <text:p text:style-name="P3">void node::update_slot_data(int a)</text:p>
      <text:p text:style-name="P3">{</text:p>
      <text:p text:style-name="P3"><text:tab/>slot[i]=(slot[i]+a)/2;</text:p>
      <text:p text:style-name="P3">}</text:p>
      <text:p text:style-name="P3"/>
      <text:p text:style-name="P3">int node:: calc_weight(void)</text:p>
      <text:p text:style-name="P3">{ weight=0; i=0;</text:p>
      <text:p text:style-name="P3">for (std::deque&lt;int&gt;::iterator it = wait_line.begin(); it != wait_line.end(); ++it)</text:p>
      <text:p text:style-name="P3">{</text:p>
      <text:p text:style-name="P3"><text:tab/>weight=*it * i;</text:p>
      <text:p text:style-name="P3"><text:tab/>i=i+2;</text:p>
      <text:p text:style-name="P3">}</text:p>
      <text:p text:style-name="P3">}</text:p>
      <text:p text:style-name="P3"/>
      <text:p text:style-name="P3"/>
      <text:p text:style-name="P5">bus_lib.h</text:p>
      <text:p text:style-name="P5"/>
      <text:p text:style-name="P3">#include &lt;iostream&gt;</text:p>
      <text:p text:style-name="P3">#include &lt;cstring&gt;</text:p>
      <text:p text:style-name="P3">#include &lt;string&gt;</text:p>
      <text:p text:style-name="P3"><text:soft-page-break/>using namespace std;</text:p>
      <text:p text:style-name="P3">#ifndef test</text:p>
      <text:p text:style-name="P3"/>
      <text:p text:style-name="P3">class Bus{</text:p>
      <text:p text:style-name="P3">public:</text:p>
      <text:p text:style-name="P3"><text:tab/>int busID;</text:p>
      <text:p text:style-name="P3"><text:tab/>int bus_max_capacity;</text:p>
      <text:p text:style-name="P3"><text:tab/>int bus_present_capacity;</text:p>
      <text:p text:style-name="P3"><text:tab/>char source_node[3] = "000";</text:p>
      <text:p text:style-name="P3"><text:tab/>char destination_node[3] = "000";</text:p>
      <text:p text:style-name="P3"><text:tab/>int avg_velocity = 30; <text:s text:c="11"/>// in km/hr</text:p>
      <text:p text:style-name="P3"><text:tab/>bool active = false;</text:p>
      <text:p text:style-name="P3"><text:tab/>char node_last_visited[3];</text:p>
      <text:p text:style-name="P3"><text:tab/>int bus_stop_time; <text:s text:c="9"/>// will depend on the number of people at that particular bus-stop</text:p>
      <text:p text:style-name="P3"><text:tab/>string route[10]; <text:s text:c="8"/>// an array of a sequence of nodes</text:p>
      <text:p text:style-name="P3"/>
      <text:p text:style-name="P3"><text:tab/>// member functions declared</text:p>
      <text:p text:style-name="P3"><text:tab/>// when the bus reaches a particular stop it should update the bus_capacity, bus_last_node and </text:p>
      <text:p text:style-name="P3"><text:tab/>// will wait for unit_stop_time*no_of_people_at_that_stop</text:p>
      <text:p text:style-name="P3"/>
      <text:p text:style-name="P3"><text:tab/>void update_bus_parameters(char stop_node[]){</text:p>
      <text:p text:style-name="P3"><text:tab/><text:tab/>node_last_visited = stop_node;</text:p>
      <text:p text:style-name="P3"/>
      <text:p text:style-name="P3"><text:tab/>}</text:p>
      <text:p text:style-name="P3"/>
      <text:p text:style-name="P3"><text:tab/>// this function will return the next node ID of the bus</text:p>
      <text:p text:style-name="P3"><text:tab/>void get_next_node(node_last_visited, route){</text:p>
      <text:p text:style-name="P3"><text:tab/><text:tab/>for(int i=0;i&lt;length(route);i++){ <text:s text:c="9"/>// how to get the length of a string object</text:p>
      <text:p text:style-name="P3"><text:tab/><text:tab/><text:tab/>if(strcmp(route[i], node_last_visited)){</text:p>
      <text:p text:style-name="P3"><text:tab/><text:tab/><text:tab/><text:tab/>return route[i+1];</text:p>
      <text:p text:style-name="P3"><text:tab/><text:tab/><text:tab/>}</text:p>
      <text:p text:style-name="P3"><text:tab/><text:tab/>}</text:p>
      <text:p text:style-name="P3"><text:tab/>}</text:p>
      <text:p text:style-name="P3"><text:soft-page-break/></text:p>
      <text:p text:style-name="P3"><text:tab/>int get_distance(last_node, route){</text:p>
      <text:p text:style-name="P3"><text:tab/><text:tab/>next_node = get_next_node(last_node, route);</text:p>
      <text:p text:style-name="P3"><text:tab/><text:tab/>if(strcmp(last_node, "H12") &amp;&amp; strcmp(next_node, "H07")){</text:p>
      <text:p text:style-name="P3"><text:tab/><text:tab/><text:tab/>return distance[0]; <text:s text:c="2"/>// problem here since we don't have access to the distance array here</text:p>
      <text:p text:style-name="P3"><text:tab/><text:tab/>}</text:p>
      <text:p text:style-name="P3"/>
      <text:p text:style-name="P3"><text:tab/>}</text:p>
      <text:p text:style-name="P3"/>
      <text:p text:style-name="P3"><text:tab/>void move_bus(){</text:p>
      <text:p text:style-name="P3"><text:tab/><text:tab/>/*while(distance_travelled &lt; next_node-bus_last_node){</text:p>
      <text:p text:style-name="P3"><text:tab/><text:tab/><text:tab/>distance_travelled += avg_velo</text:p>
      <text:p text:style-name="P3"><text:tab/><text:tab/>}*/</text:p>
      <text:p text:style-name="P3"><text:tab/><text:tab/>time_to_next_node = (get_distance(node_last_visited, route)/avg_velocity)*scale;</text:p>
      <text:p text:style-name="P3"><text:tab/><text:tab/>sleep(time_to_next_node);</text:p>
      <text:p text:style-name="P3"><text:tab/>}</text:p>
      <text:p text:style-name="P3"/>
      <text:p text:style-name="P3">};</text:p>
      <text:p text:style-name="P3">#endif</text:p>
      <text:p text:style-name="P5"/>
      <text:p text:style-name="P5"/>
      <text:p text:style-name="P6">main.cpp</text:p>
      <text:p text:style-name="P6"/>
      <text:p text:style-name="P4">struct Interface{</text:p>
      <text:p text:style-name="P4"><text:tab/>Bus bus_array[10];</text:p>
      <text:p text:style-name="P4"><text:tab/>Node node_array[10];</text:p>
      <text:p text:style-name="P4"><text:tab/>int distance[11];</text:p>
      <text:p text:style-name="P4"/>
      <text:p text:style-name="P4"><text:tab/>void update_distance(){</text:p>
      <text:p text:style-name="P4"><text:tab/><text:tab/>cout&lt;&lt;"Update distances of adjacent stops"</text:p>
      <text:p text:style-name="P4"><text:tab/><text:tab/>for(int i=0;i&lt;11;i++){</text:p>
      <text:p text:style-name="P4"><text:tab/><text:tab/><text:tab/>cin&gt;&gt;distance[i];</text:p>
      <text:p text:style-name="P4"><text:tab/><text:tab/>}</text:p>
      <text:p text:style-name="P4"><text:tab/>}</text:p>
      <text:p text:style-name="P4"><text:soft-page-break/>};</text:p>
      <text:p text:style-name="P4"/>
      <text:p text:style-name="P4"/>
      <text:p text:style-name="P4">int main(){</text:p>
      <text:p text:style-name="P4"><text:tab/>Interface obj;</text:p>
      <text:p text:style-name="P4"><text:tab/>obj.update_distance(); <text:s text:c="2"/>// will update the distances between the nodes</text:p>
      <text:p text:style-name="P4"/>
      <text:p text:style-name="P4">}</text:p>
      <text:p text:style-name="P5"/>
      <text:p text:style-name="P5"/>
      <text:p text:style-name="P5"/>
      <text:p text:style-name="P5"/>
      <text:p text:style-name="P5">** <text:span text:style-name="T5">This code is not complete ye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23:06:42.728032646</meta:creation-date>
    <dc:date>2017-04-26T23:45:17.132998996</dc:date>
    <meta:editing-duration>PT28M21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5" meta:paragraph-count="117" meta:word-count="355" meta:character-count="2987" meta:non-whitespace-character-count="2589"/>
  </office:meta>
</office:document-meta>
</file>